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DTD.EndDTD( Locator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DTD.execute( XMLConsumer consumer , ObjectModel objectModel , ExecutionContext executionContext , MacroContext macroContext , NamespacesTable namespaces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